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0af3a9" officeooo:paragraph-rsid="000af3a9" style:font-weight-asian="normal" style:font-weight-complex="normal"/>
    </style:style>
    <style:style style:name="P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af3a9" officeooo:paragraph-rsid="000af3a9" style:font-weight-asian="normal" style:font-weight-complex="normal"/>
    </style:style>
    <style:style style:name="P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cca70" officeooo:paragraph-rsid="000cca70" style:font-weight-asian="normal" style:font-weight-complex="normal"/>
    </style:style>
    <style:style style:name="P4" style:family="paragraph" style:parent-style-name="Standard">
      <style:paragraph-properties fo:text-align="center" style:justify-single-word="false"/>
      <style:text-properties fo:color="#000000" style:font-name="Liberation Serif" fo:font-weight="bold" officeooo:rsid="000af3a9" officeooo:paragraph-rsid="000af3a9" style:font-weight-asian="bold" style:font-weight-complex="bold"/>
    </style:style>
    <style:style style:name="P5" style:family="paragraph" style:parent-style-name="Standard">
      <style:text-properties fo:color="#000000" style:font-name="Liberation Serif" officeooo:rsid="000af3a9" officeooo:paragraph-rsid="000af3a9"/>
    </style:style>
    <style:style style:name="P6" style:family="paragraph" style:parent-style-name="Standard">
      <style:paragraph-properties fo:text-align="justify" style:justify-single-word="false"/>
      <style:text-properties fo:color="#000000" style:font-name="Liberation Serif" fo:font-weight="normal" officeooo:rsid="000af3a9" officeooo:paragraph-rsid="000af3a9" style:font-weight-asian="normal" style:font-weight-complex="normal"/>
    </style:style>
    <style:style style:name="P7"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00af3a9" officeooo:paragraph-rsid="000af3a9" style:font-weight-asian="normal" style:font-weight-complex="normal"/>
    </style:style>
    <style:style style:name="P8" style:family="paragraph" style:parent-style-name="Standard" style:list-style-name="L2">
      <style:paragraph-properties fo:text-align="justify" style:justify-single-word="false"/>
      <style:text-properties fo:font-variant="normal" fo:text-transform="none" fo:color="#000000" style:font-name="Liberation Serif" fo:font-size="12pt" fo:letter-spacing="normal" fo:font-style="normal" fo:font-weight="normal" officeooo:rsid="000d32d4" officeooo:paragraph-rsid="000d32d4" style:font-weight-asian="normal" style:font-weight-complex="normal"/>
    </style:style>
    <style:style style:name="P9" style:family="paragraph" style:parent-style-name="Standard" style:list-style-name="L2">
      <style:paragraph-properties fo:text-align="justify" style:justify-single-word="false"/>
      <style:text-properties fo:color="#000000" style:font-name="Liberation Serif" officeooo:paragraph-rsid="000d87da"/>
    </style:style>
    <style:style style:name="T1" style:family="text">
      <style:text-properties officeooo:rsid="000d32d4"/>
    </style:style>
    <style:style style:name="T2" style:family="text">
      <style:text-properties fo:font-style="italic" style:font-style-asian="italic" style:font-style-complex="italic"/>
    </style:style>
    <style:style style:name="T3" style:family="text">
      <style:text-properties fo:font-variant="normal" fo:text-transform="none" fo:font-size="12pt" fo:letter-spacing="normal" fo:font-style="normal" fo:font-weight="normal" officeooo:rsid="000d87da" style:font-weight-asian="normal" style:font-weight-complex="normal"/>
    </style:style>
    <style:style style:name="T4" style:family="text">
      <style:text-properties fo:font-size="11pt" fo:font-style="normal" fo:font-weight="normal" style:font-size-asian="11pt" style:font-style-asian="normal" style:font-weight-asian="normal"/>
    </style:style>
    <style:style style:name="T5" style:family="text">
      <style:text-properties fo:font-size="12pt" fo:font-style="normal" fo:font-weight="normal" style:font-size-asian="12pt" style:font-style-asian="normal" style:font-weight-asian="normal" style:font-size-complex="12pt"/>
    </style:style>
    <style:style style:name="T6" style:family="text">
      <style:text-properties fo:font-size="12pt" fo:font-style="normal" fo:font-weight="normal" officeooo:rsid="000d87da" style:font-size-asian="12pt" style:font-style-asian="normal" style:font-weight-asian="normal" style:font-size-complex="12pt"/>
    </style:style>
    <style:style style:name="T7" style:family="text">
      <style:text-properties fo:font-size="12pt" fo:font-style="normal" fo:font-weight="normal" officeooo:rsid="000f42d1" style:font-size-asian="12pt" style:font-style-asian="normal" style:font-weight-asian="normal" style:font-size-complex="12pt"/>
    </style:style>
    <style:style style:name="T8" style:family="text">
      <style:text-properties officeooo:rsid="000f42d1"/>
    </style:style>
    <style:style style:name="T9" style:family="text">
      <style:text-properties style:text-underline-style="solid" style:text-underline-width="auto" style:text-underline-color="font-color"/>
    </style:style>
    <style:style style:name="T10" style:family="text">
      <style:text-properties officeooo:rsid="00109d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DAD SIMÓN BOLÍVAR</text:p>
      <text:p text:style-name="P4">DEPARTAMENTO DE COMPUTACIÓN Y TECNOLOGÍA DE LA INFORMACIÓN</text:p>
      <text:p text:style-name="P4">LABORATORIO DE ALGORITMOS Y ESTRUCTURAS II</text:p>
      <text:p text:style-name="P5"/>
      <text:p text:style-name="P5"/>
      <text:p text:style-name="P4">INFORME DEL LABORATORIO 5</text:p>
      <text:p text:style-name="P4"/>
      <text:p text:style-name="P6">La práctica del laboratorio <text:span text:style-name="T8">5</text:span>, con fecha 0<text:span text:style-name="T10">7</text:span>/0<text:span text:style-name="T8">6</text:span>/2018, correspondía a los temas de cálculo de estadísticos (selección). Para ello, se nos ped<text:span text:style-name="T8">í</text:span>a que realizacemos las siguientes experiencias:</text:p>
      <text:p text:style-name="P6"/>
      <text:list xml:id="list162178186408448175" text:style-name="L1">
        <text:list-item>
          <text:p text:style-name="P7">Implementar el algoritmos randomizado de selección y ejecutarlo en fuentes de datos dados.</text:p>
        </text:list-item>
        <text:list-item>
          <text:p text:style-name="P7">Resolver un ejercicio.</text:p>
        </text:list-item>
      </text:list>
      <text:p text:style-name="P2"/>
      <text:p text:style-name="P3">Para <text:s text:c="2"/>ello, <text:s text:c="2"/>implementamos <text:s text:c="2"/>las <text:s text:c="2"/>funciones <text:s text:c="2"/>descritas <text:s text:c="2"/>en <text:s text:c="2"/>los <text:s text:c="2"/>enunciados <text:s text:c="2"/>de <text:s text:c="2"/>las experiencias y que se alojan en el archivo lab_0<text:span text:style-name="T1">5</text:span>.py. Con estas funciones, hemos dado respuestas a las experiencias planteadas anteriormente de la siguiente manera:</text:p>
      <text:p text:style-name="P3"/>
      <text:list xml:id="list6207633082483374569" text:style-name="L2">
        <text:list-item>
          <text:p text:style-name="P8">Se implementaron las funciones <text:span text:style-name="T2">Partition</text:span>, <text:span text:style-name="T2">PaticionRandom</text:span> y <text:span text:style-name="T2">randomized_selection_auxiliar</text:span> en virtud al espíritu de las clases de teoría. Con estas, hemos obtenido el i-ésimo elemento de las fuentes de datos provista para tal fin.</text:p>
        </text:list-item>
        <text:list-item>
          <text:p text:style-name="P9"><text:span text:style-name="T3">Para resolver el calculo de mediana en tiempo cuadrático, implementamos una solución de tal manera que para cada elemento en el arreglo X, se comparara con todos los elementos del arreglo Y. Así, se realizan </text:span><text:span text:style-name="T4">n² </text:span><text:span text:style-name="T6">comparaciones</text:span><text:span text:style-name="T5">. </text:span><text:span text:style-name="T6">Sin embargo, para el caso lineal, se comparan siempre los elementos de ambos arreglos y luego establecido quien e el menor se compara este menor con los dem</text:span><text:span text:style-name="T7">á</text:span><text:span text:style-name="T6">s del otro arreglo. Así se realizan a lo sumo n comparaciones.</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V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4:36:37.775621151</meta:creation-date>
    <dc:date>2018-06-09T15:13:25.673001366</dc:date>
    <meta:editing-duration>PT20M24S</meta:editing-duration>
    <meta:editing-cycles>5</meta:editing-cycles>
    <meta:generator>LibreOffice/5.1.6.2$Linux_X86_64 LibreOffice_project/10m0$Build-2</meta:generator>
    <meta:document-statistic meta:table-count="0" meta:image-count="0" meta:object-count="0" meta:page-count="1" meta:paragraph-count="10" meta:word-count="213" meta:character-count="1388" meta:non-whitespace-character-count="1170"/>
  </office:meta>
</office:document-meta>
</file>